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5d841" officeooo:paragraph-rsid="0005d841" style:font-size-asian="11pt" style:font-size-complex="11pt"/>
    </style:style>
    <style:style style:name="P2" style:family="paragraph" style:parent-style-name="Standard">
      <style:text-properties fo:font-size="11pt" officeooo:rsid="00077010" officeooo:paragraph-rsid="00077010" style:font-size-asian="11pt" style:font-size-complex="11pt"/>
    </style:style>
    <style:style style:name="P3" style:family="paragraph" style:parent-style-name="Standard">
      <style:text-properties fo:font-size="11pt" officeooo:rsid="0007b4fe" officeooo:paragraph-rsid="0007b4fe" style:font-size-asian="11pt" style:font-size-complex="11pt"/>
    </style:style>
    <style:style style:name="P4" style:family="paragraph" style:parent-style-name="Footer">
      <style:text-properties fo:font-size="11pt" officeooo:rsid="0005d841" officeooo:paragraph-rsid="0005d841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 text:c="2"/>NO 8:- <text:s text:c="7"/>ARRAY OPERATIONS</text:p>
      <text:p text:style-name="P1">INPUT:-</text:p>
      <text:p text:style-name="P3">#include&lt;stdio.h&gt;</text:p>
      <text:p text:style-name="P3">#include&lt;stdlib.h&gt;</text:p>
      <text:p text:style-name="P3">int insert(int [],int,int);</text:p>
      <text:p text:style-name="P3">int delete(int [],int,int);</text:p>
      <text:p text:style-name="P3">void sort(int [],int);</text:p>
      <text:p text:style-name="P3">void display(int [],int);</text:p>
      <text:p text:style-name="P3">int main()</text:p>
      <text:p text:style-name="P3">{</text:p>
      <text:p text:style-name="P3"><text:s/>int a[20],n=-1,size,num,ch,f,i;</text:p>
      <text:p text:style-name="P3"><text:s/>printf("Enter the number of elements:- ");</text:p>
      <text:p text:style-name="P3"><text:s/>scanf("%d",&amp;size);</text:p>
      <text:p text:style-name="P3"><text:s/>printf("Enter the elements:-\n");</text:p>
      <text:p text:style-name="P3"><text:s/>for(i=0;i&lt;size;i++)</text:p>
      <text:p text:style-name="P3"><text:s text:c="4"/>{</text:p>
      <text:p text:style-name="P3"><text:s text:c="5"/>n++;</text:p>
      <text:p text:style-name="P3"><text:s text:c="5"/>printf("Enter the element %d:- ",(i+1));</text:p>
      <text:p text:style-name="P3"><text:s text:c="5"/>scanf("%d",&amp;a[i]);</text:p>
      <text:p text:style-name="P3"><text:s text:c="5"/>}</text:p>
      <text:p text:style-name="P3"><text:s/>printf("Sorted Array:- ");</text:p>
      <text:p text:style-name="P3"><text:s/>sort(a,n);</text:p>
      <text:p text:style-name="P3"><text:s/>display(a,n);</text:p>
      <text:p text:style-name="P3"><text:s/>do</text:p>
      <text:p text:style-name="P3"><text:s text:c="3"/>{</text:p>
      <text:p text:style-name="P3"><text:s text:c="4"/>printf("1.Insert\n2.Delete\n3.Exit\nEnter your choice:- ");</text:p>
      <text:p text:style-name="P3"><text:s text:c="4"/>scanf("%d",&amp;ch);</text:p>
      <text:p text:style-name="P3"><text:s text:c="4"/>switch(ch)</text:p>
      <text:p text:style-name="P3"><text:s text:c="4"/>{</text:p>
      <text:p text:style-name="P3"><text:s text:c="5"/>case 1: if(n&lt;20)</text:p>
      <text:p text:style-name="P3"><text:tab/> <text:s text:c="6"/>{</text:p>
      <text:p text:style-name="P3"><text:tab/> <text:s text:c="7"/>printf("Enter the element to be inserted:- ");</text:p>
      <text:p text:style-name="P3"><text:tab/> <text:s text:c="7"/>scanf("%d",&amp;num);</text:p>
      <text:p text:style-name="P3"><text:tab/> <text:s text:c="7"/>n+=1;</text:p>
      <text:p text:style-name="P3"><text:tab/><text:tab/>insert(a,num,n);</text:p>
      <text:p text:style-name="P3"><text:tab/><text:tab/>printf("Array after insertion:- ");</text:p>
      <text:p text:style-name="P3"><text:tab/><text:tab/>display(a,n);</text:p>
      <text:p text:style-name="P3"><text:tab/> <text:s text:c="7"/>}</text:p>
      <text:p text:style-name="P3"><text:tab/> <text:s text:c="4"/>else</text:p>
      <text:p text:style-name="P3"><text:tab/><text:tab/>{</text:p>
      <text:p text:style-name="P3"><text:tab/><text:tab/> printf("Array Overflow\n");</text:p>
      <text:p text:style-name="P3"><text:tab/><text:tab/> exit (0);</text:p>
      <text:p text:style-name="P3"><text:tab/><text:tab/> }</text:p>
      <text:p text:style-name="P3"><text:tab/> <text:s text:c="4"/>break;</text:p>
      <text:p text:style-name="P3"><text:s text:c="4"/>case 2: if(n&gt;=0)</text:p>
      <text:p text:style-name="P3"><text:tab/> <text:s text:c="5"/>{</text:p>
      <text:p text:style-name="P3"><text:tab/> <text:s text:c="6"/>printf("Enter the element to be deleted:- ");</text:p>
      <text:p text:style-name="P3"><text:tab/> <text:s text:c="6"/>scanf("%d",&amp;num);</text:p>
      <text:p text:style-name="P3"><text:tab/> <text:s text:c="6"/>f=delete(a,num,n);</text:p>
      <text:p text:style-name="P3"><text:tab/> <text:s text:c="6"/>if(f==-1)</text:p>
      <text:p text:style-name="P3"><text:tab/> <text:s text:c="6"/>printf("Sorry element not found.");</text:p>
      <text:p text:style-name="P3"><text:tab/> <text:s text:c="4"/>else</text:p>
      <text:p text:style-name="P3"><text:tab/> <text:s text:c="5"/>n--;</text:p>
      <text:p text:style-name="P3"><text:tab/> <text:s text:c="5"/>printf("Array after deletion:- ");</text:p>
      <text:p text:style-name="P3"><text:tab/> <text:s text:c="5"/>display(a,n);<text:tab/><text:tab/></text:p>
      <text:p text:style-name="P3"><text:soft-page-break/><text:tab/> <text:s text:c="5"/>}</text:p>
      <text:p text:style-name="P3"><text:tab/> <text:s text:c="4"/>else</text:p>
      <text:p text:style-name="P3"><text:tab/> <text:s text:c="5"/>{</text:p>
      <text:p text:style-name="P3"><text:tab/> <text:s text:c="6"/>printf("Array Underflow\n");</text:p>
      <text:p text:style-name="P3"><text:tab/> <text:s text:c="6"/>exit (0);</text:p>
      <text:p text:style-name="P3"><text:tab/> <text:s text:c="6"/>}</text:p>
      <text:p text:style-name="P3"><text:tab/> <text:s text:c="3"/>break;</text:p>
      <text:p text:style-name="P3"><text:s text:c="4"/>case 3: exit (0);</text:p>
      <text:p text:style-name="P3"><text:s text:c="4"/>default: printf("Invalid Choice\n");</text:p>
      <text:p text:style-name="P3"><text:tab/> <text:s text:c="4"/>continue;</text:p>
      <text:p text:style-name="P3"><text:s text:c="3"/>}</text:p>
      <text:p text:style-name="P3"><text:s text:c="2"/>}while(ch!=3);</text:p>
      <text:p text:style-name="P3">}</text:p>
      <text:p text:style-name="P3"/>
      <text:p text:style-name="P3">int insert(int a[],int num,int n)</text:p>
      <text:p text:style-name="P3"><text:s/>{</text:p>
      <text:p text:style-name="P3"><text:s text:c="2"/>int i,j;</text:p>
      <text:p text:style-name="P3"><text:s text:c="2"/>if(num&gt;=a[n-1])</text:p>
      <text:p text:style-name="P3"><text:s text:c="3"/>{</text:p>
      <text:p text:style-name="P3"><text:s text:c="4"/>a[n]=num;</text:p>
      <text:p text:style-name="P3"><text:s text:c="4"/>return 0;</text:p>
      <text:p text:style-name="P3"><text:s text:c="4"/>}</text:p>
      <text:p text:style-name="P3"><text:s text:c="2"/>for(i=0;num&gt;=a[i];i++)</text:p>
      <text:p text:style-name="P3"><text:s text:c="2"/>;</text:p>
      <text:p text:style-name="P3"><text:s text:c="2"/>for(j=n;j&gt;i;j--)</text:p>
      <text:p text:style-name="P3"><text:s text:c="3"/>{</text:p>
      <text:p text:style-name="P3"><text:s text:c="4"/>a[j]=a[j-1];</text:p>
      <text:p text:style-name="P3"><text:s text:c="3"/>}</text:p>
      <text:p text:style-name="P3"><text:s text:c="2"/>a[i]=num;</text:p>
      <text:p text:style-name="P3">}</text:p>
      <text:p text:style-name="P3"/>
      <text:p text:style-name="P3">int delete(int a[],int num,int n)</text:p>
      <text:p text:style-name="P3">{</text:p>
      <text:p text:style-name="P3"><text:s/>int found=0,i,j;</text:p>
      <text:p text:style-name="P3"><text:s/>if(num==a[n])</text:p>
      <text:p text:style-name="P3"><text:s text:c="2"/>return 0;</text:p>
      <text:p text:style-name="P3"><text:s/>for(i=0;i&lt;=n;i++)</text:p>
      <text:p text:style-name="P3"><text:s text:c="2"/>{</text:p>
      <text:p text:style-name="P3"><text:s text:c="3"/>if(a[i]==num)</text:p>
      <text:p text:style-name="P3"><text:s text:c="4"/>{</text:p>
      <text:p text:style-name="P3"><text:s text:c="5"/>found=1;</text:p>
      <text:p text:style-name="P3"><text:s text:c="5"/>break;</text:p>
      <text:p text:style-name="P3"><text:s text:c="4"/>}</text:p>
      <text:p text:style-name="P3"><text:s text:c="2"/>}</text:p>
      <text:p text:style-name="P3"><text:s/>if(found==1)</text:p>
      <text:p text:style-name="P3"><text:s text:c="2"/>{ </text:p>
      <text:p text:style-name="P3"><text:s text:c="3"/>for(j=i;j&lt;n;j++)</text:p>
      <text:p text:style-name="P3"><text:s text:c="3"/>a[j] = a[j+1];</text:p>
      <text:p text:style-name="P3"><text:s text:c="3"/>return 0;</text:p>
      <text:p text:style-name="P3"><text:s text:c="3"/>}</text:p>
      <text:p text:style-name="P3"><text:s/>else</text:p>
      <text:p text:style-name="P3"><text:s text:c="2"/>return -1;</text:p>
      <text:p text:style-name="P3">}</text:p>
      <text:p text:style-name="P3"/>
      <text:p text:style-name="P3">void display(int a[],int n)</text:p>
      <text:p text:style-name="P3"><text:soft-page-break/>{</text:p>
      <text:p text:style-name="P3"><text:s/>for(int i=0;i&lt;=n;i++)</text:p>
      <text:p text:style-name="P3"><text:s/>printf(" %d ",a[i]);</text:p>
      <text:p text:style-name="P3"><text:s/>printf("\n");</text:p>
      <text:p text:style-name="P3">}</text:p>
      <text:p text:style-name="P3"/>
      <text:p text:style-name="P3">void sort(int a[],int n)</text:p>
      <text:p text:style-name="P3">{</text:p>
      <text:p text:style-name="P3"><text:s/>int i,j,temp;</text:p>
      <text:p text:style-name="P3"><text:s/>for(i=0;i&lt;=n;i++)</text:p>
      <text:p text:style-name="P3"><text:s text:c="3"/>{</text:p>
      <text:p text:style-name="P3"><text:s text:c="4"/>for(j=i;j&lt;n+1;j++)</text:p>
      <text:p text:style-name="P3"><text:s text:c="7"/>{</text:p>
      <text:p text:style-name="P3"><text:tab/>if(a[i]&gt;a[j])</text:p>
      <text:p text:style-name="P3"><text:tab/> <text:s/>{</text:p>
      <text:p text:style-name="P3"><text:tab/> <text:s text:c="2"/>temp=a[i];</text:p>
      <text:p text:style-name="P3"><text:tab/> <text:s text:c="2"/>a[i]=a[j];</text:p>
      <text:p text:style-name="P3"><text:tab/> <text:s text:c="2"/>a[j]=temp;</text:p>
      <text:p text:style-name="P3"><text:tab/> <text:s text:c="2"/>}</text:p>
      <text:p text:style-name="P3"><text:tab/>}</text:p>
      <text:p text:style-name="P3"><text:s text:c="4"/>}<text:tab/><text:tab/></text:p>
      <text:p text:style-name="P3">}</text:p>
      <text:p text:style-name="P1">OUTPUT:-</text:p>
      <text:p text:style-name="P2">student@CE4PC-12:~$ gedit exp8.c</text:p>
      <text:p text:style-name="P2">student@CE4PC-12:~$ cc -c exp8.c</text:p>
      <text:p text:style-name="P2">student@CE4PC-12:~$ cc -c exp8.c -std=c99</text:p>
      <text:p text:style-name="P2">student@CE4PC-12:~$ cc -o exp8 exp8.c</text:p>
      <text:p text:style-name="P2">student@CE4PC-12:~$ cc -o exp8 exp8.c -std=c99</text:p>
      <text:p text:style-name="P2">student@CE4PC-12:~$ ./exp8</text:p>
      <text:p text:style-name="P2">Enter the number of elements:- 5</text:p>
      <text:p text:style-name="P2">Enter the elements:-</text:p>
      <text:p text:style-name="P2">Enter the element 1:- 1</text:p>
      <text:p text:style-name="P2">Enter the element 2:- 2</text:p>
      <text:p text:style-name="P2">Enter the element 3:- 3</text:p>
      <text:p text:style-name="P2">Enter the element 4:- 4</text:p>
      <text:p text:style-name="P2">Enter the element 5:- 5</text:p>
      <text:p text:style-name="P2">Sorted Array:- <text:s/>1 <text:s/>2 <text:s/>3 <text:s/>4 <text:s/>5 </text:p>
      <text:p text:style-name="P2">1.Insert</text:p>
      <text:p text:style-name="P2">2.Delete</text:p>
      <text:p text:style-name="P2">3.Exit</text:p>
      <text:p text:style-name="P2">Enter your choice:- 1</text:p>
      <text:p text:style-name="P2">Enter the element to be inserted:- 6</text:p>
      <text:p text:style-name="P2">Array after insertion:- <text:s/>1 <text:s/>2 <text:s/>3 <text:s/>4 <text:s/>5 <text:s/>6 </text:p>
      <text:p text:style-name="P2">1.Insert</text:p>
      <text:p text:style-name="P2">2.Delete</text:p>
      <text:p text:style-name="P2">3.Exit</text:p>
      <text:p text:style-name="P2">Enter your choice:- 1</text:p>
      <text:p text:style-name="P2">Enter the element to be inserted:- 12</text:p>
      <text:p text:style-name="P2">Array after insertion:- <text:s/>1 <text:s/>2 <text:s/>3 <text:s/>4 <text:s/>5 <text:s/>6 <text:s/>12 </text:p>
      <text:p text:style-name="P2">1.Insert</text:p>
      <text:p text:style-name="P2">2.Delete</text:p>
      <text:p text:style-name="P2">3.Exit</text:p>
      <text:p text:style-name="P2">Enter your choice:- 2</text:p>
      <text:p text:style-name="P2">Enter the element to be deleted:- 1</text:p>
      <text:p text:style-name="P2">Array after deletion:- <text:s/>2 <text:s/>3 <text:s/>4 <text:s/>5 <text:s/>6 <text:s/>12 </text:p>
      <text:p text:style-name="P2"><text:soft-page-break/>1.Insert</text:p>
      <text:p text:style-name="P2">2.Delete</text:p>
      <text:p text:style-name="P2">3.Exit</text:p>
      <text:p text:style-name="P2">Enter your choice:- 2</text:p>
      <text:p text:style-name="P2">Enter the element to be deleted:- 4</text:p>
      <text:p text:style-name="P2">Array after deletion:- <text:s/>2 <text:s/>3 <text:s/>5 <text:s/>6 <text:s/>12 </text:p>
      <text:p text:style-name="P2">1.Insert</text:p>
      <text:p text:style-name="P2">2.Delete</text:p>
      <text:p text:style-name="P2">3.Exit</text:p>
      <text:p text:style-name="P2">Enter your choice:- 3</text:p>
      <text:p text:style-name="P2">student@CE4PC-12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1pt" officeooo:rsid="0005d841" officeooo:paragraph-rsid="0005d841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8T16:29:06.136216251</meta:creation-date>
    <dc:date>2015-09-28T16:32:25.595785015</dc:date>
    <meta:editing-duration>PT1M51S</meta:editing-duration>
    <meta:editing-cycles>4</meta:editing-cycles>
    <meta:generator>LibreOffice/4.2.3.3$Linux_x86 LibreOffice_project/420m0$Build-3</meta:generator>
    <meta:document-statistic meta:table-count="0" meta:image-count="0" meta:object-count="0" meta:page-count="4" meta:paragraph-count="173" meta:word-count="390" meta:character-count="3043" meta:non-whitespace-character-count="2327"/>
  </office:meta>
</office:document-meta>
</file>